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84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55cm" fo:min-width="0.75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08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89cm" svg:height="1.334cm" svg:x="8.174cm" svg:y="8.4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38cm" svg:y1="10.098cm" svg:x2="8.377cm" svg:y2="9.744cm">
            <text:p/>
          </draw:line>
          <draw:custom-shape draw:style-name="gr3" draw:text-style-name="P2" draw:layer="layout" svg:width="0.186cm" svg:height="0.169cm" svg:x="8.291cm" svg:y="10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362cm" svg:y1="8.415cm" svg:x2="8.359cm" svg:y2="8.061cm">
            <text:p/>
          </draw:line>
        </draw:g>
        <draw:g>
          <draw:custom-shape draw:style-name="gr1" draw:text-style-name="P1" draw:layer="layout" svg:width="0.389cm" svg:height="1.334cm" svg:x="8.155cm" svg:y="6.37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361cm" svg:y1="8.059cm" svg:x2="8.358cm" svg:y2="7.705cm">
            <text:p/>
          </draw:line>
          <draw:custom-shape draw:style-name="gr3" draw:text-style-name="P2" draw:layer="layout" svg:width="0.186cm" svg:height="0.169cm" svg:x="8.272cm" svg:y="7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343cm" svg:y1="6.376cm" svg:x2="8.34cm" svg:y2="6.022cm">
            <text:p/>
          </draw:line>
        </draw:g>
        <draw:g>
          <draw:custom-shape draw:style-name="gr1" draw:text-style-name="P1" draw:layer="layout" svg:width="0.389cm" svg:height="1.334cm" svg:x="8.123cm" svg:y="4.32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329cm" svg:y1="6.011cm" svg:x2="8.326cm" svg:y2="5.657cm">
            <text:p/>
          </draw:line>
          <draw:custom-shape draw:style-name="gr3" draw:text-style-name="P2" draw:layer="layout" svg:width="0.186cm" svg:height="0.169cm" svg:x="8.24cm" svg:y="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311cm" svg:y1="4.328cm" svg:x2="8.308cm" svg:y2="3.974cm">
            <text:p/>
          </draw:line>
        </draw:g>
        <draw:g>
          <draw:custom-shape draw:style-name="gr1" draw:text-style-name="P1" draw:layer="layout" svg:width="0.389cm" svg:height="1.334cm" svg:x="8.104cm" svg:y="2.28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31cm" svg:y1="3.972cm" svg:x2="8.307cm" svg:y2="3.618cm">
            <text:p/>
          </draw:line>
          <draw:custom-shape draw:style-name="gr3" draw:text-style-name="P2" draw:layer="layout" svg:width="0.186cm" svg:height="0.169cm" svg:x="8.221cm" svg:y="3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292cm" svg:y1="2.289cm" svg:x2="8.289cm" svg:y2="1.935cm">
            <text:p/>
          </draw:line>
        </draw:g>
        <draw:g>
          <draw:custom-shape draw:style-name="gr1" draw:text-style-name="P1" draw:layer="layout" svg:width="0.389cm" svg:height="1.334cm" svg:x="8.275cm" svg:y="16.61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481cm" svg:y1="18.306cm" svg:x2="8.478cm" svg:y2="17.952cm">
            <text:p/>
          </draw:line>
          <draw:custom-shape draw:style-name="gr3" draw:text-style-name="P2" draw:layer="layout" svg:width="0.186cm" svg:height="0.169cm" svg:x="8.392cm" svg:y="18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63cm" svg:y1="16.623cm" svg:x2="8.46cm" svg:y2="16.269cm">
            <text:p/>
          </draw:line>
        </draw:g>
        <draw:g>
          <draw:custom-shape draw:style-name="gr1" draw:text-style-name="P1" draw:layer="layout" svg:width="0.389cm" svg:height="1.334cm" svg:x="8.256cm" svg:y="14.5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462cm" svg:y1="16.267cm" svg:x2="8.459cm" svg:y2="15.913cm">
            <text:p/>
          </draw:line>
          <draw:custom-shape draw:style-name="gr3" draw:text-style-name="P2" draw:layer="layout" svg:width="0.186cm" svg:height="0.169cm" svg:x="8.373cm" svg:y="16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44cm" svg:y1="14.584cm" svg:x2="8.441cm" svg:y2="14.23cm">
            <text:p/>
          </draw:line>
        </draw:g>
        <draw:g>
          <draw:custom-shape draw:style-name="gr1" draw:text-style-name="P1" draw:layer="layout" svg:width="0.389cm" svg:height="1.334cm" svg:x="8.224cm" svg:y="12.53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43cm" svg:y1="14.219cm" svg:x2="8.427cm" svg:y2="13.865cm">
            <text:p/>
          </draw:line>
          <draw:custom-shape draw:style-name="gr3" draw:text-style-name="P2" draw:layer="layout" svg:width="0.186cm" svg:height="0.169cm" svg:x="8.341cm" svg:y="14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12cm" svg:y1="12.536cm" svg:x2="8.409cm" svg:y2="12.182cm">
            <text:p/>
          </draw:line>
        </draw:g>
        <draw:g>
          <draw:custom-shape draw:style-name="gr1" draw:text-style-name="P1" draw:layer="layout" svg:width="0.389cm" svg:height="1.334cm" svg:x="8.205cm" svg:y="10.49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411cm" svg:y1="12.18cm" svg:x2="8.408cm" svg:y2="11.826cm">
            <text:p/>
          </draw:line>
          <draw:custom-shape draw:style-name="gr3" draw:text-style-name="P2" draw:layer="layout" svg:width="0.186cm" svg:height="0.169cm" svg:x="8.322cm" svg:y="12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393cm" svg:y1="10.497cm" svg:x2="8.39cm" svg:y2="10.143cm">
            <text:p/>
          </draw:line>
        </draw:g>
        <draw:custom-shape draw:style-name="gr1" draw:text-style-name="P1" draw:layer="layout" svg:width="0.389cm" svg:height="1.334cm" svg:x="8.309cm" svg:y="21.58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15cm" svg:y1="23.272cm" svg:x2="8.512cm" svg:y2="22.918cm">
          <text:p/>
        </draw:line>
        <draw:custom-shape draw:style-name="gr3" draw:text-style-name="P2" draw:layer="layout" svg:width="0.186cm" svg:height="0.169cm" svg:x="8.426cm" svg:y="23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497cm" svg:y1="21.589cm" svg:x2="8.494cm" svg:y2="21.235cm">
          <text:p/>
        </draw:line>
        <draw:g>
          <draw:custom-shape draw:style-name="gr1" draw:text-style-name="P1" draw:layer="layout" svg:width="0.389cm" svg:height="1.334cm" svg:x="8.29cm" svg:y="18.7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496cm" svg:y1="20.405cm" svg:x2="8.493cm" svg:y2="20.051cm">
            <text:p/>
          </draw:line>
          <draw:custom-shape draw:style-name="gr3" draw:text-style-name="P2" draw:layer="layout" svg:width="0.186cm" svg:height="0.169cm" svg:x="8.407cm" svg:y="20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78cm" svg:y1="18.722cm" svg:x2="8.475cm" svg:y2="18.368cm">
            <text:p/>
          </draw:line>
        </draw:g>
        <draw:line draw:style-name="gr2" draw:text-style-name="P1" draw:layer="layout" svg:x1="4.88cm" svg:y1="4.02cm" svg:x2="8.292cm" svg:y2="3.986cm">
          <text:p/>
        </draw:line>
        <draw:line draw:style-name="gr2" draw:text-style-name="P1" draw:layer="layout" svg:x1="4.947cm" svg:y1="6.046cm" svg:x2="8.359cm" svg:y2="6.012cm">
          <text:p/>
        </draw:line>
        <draw:line draw:style-name="gr2" draw:text-style-name="P1" draw:layer="layout" svg:x1="4.846cm" svg:y1="8.107cm" svg:x2="8.258cm" svg:y2="8.073cm">
          <text:p/>
        </draw:line>
        <draw:line draw:style-name="gr2" draw:text-style-name="P1" draw:layer="layout" svg:x1="4.913cm" svg:y1="10.133cm" svg:x2="8.325cm" svg:y2="10.099cm">
          <text:p/>
        </draw:line>
        <draw:line draw:style-name="gr2" draw:text-style-name="P1" draw:layer="layout" svg:x1="4.964cm" svg:y1="12.211cm" svg:x2="8.376cm" svg:y2="12.177cm">
          <text:p/>
        </draw:line>
        <draw:line draw:style-name="gr2" draw:text-style-name="P1" draw:layer="layout" svg:x1="5.031cm" svg:y1="14.237cm" svg:x2="8.443cm" svg:y2="14.203cm">
          <text:p/>
        </draw:line>
        <draw:line draw:style-name="gr2" draw:text-style-name="P1" draw:layer="layout" svg:x1="4.93cm" svg:y1="16.298cm" svg:x2="8.342cm" svg:y2="16.264cm">
          <text:p/>
        </draw:line>
        <draw:line draw:style-name="gr2" draw:text-style-name="P1" draw:layer="layout" svg:x1="4.997cm" svg:y1="18.324cm" svg:x2="8.409cm" svg:y2="18.29cm">
          <text:p/>
        </draw:line>
        <draw:line draw:style-name="gr2" draw:text-style-name="P1" draw:layer="layout" svg:x1="5.082cm" svg:y1="20.452cm" svg:x2="8.494cm" svg:y2="20.418cm">
          <text:p/>
        </draw:line>
        <draw:line draw:style-name="gr2" draw:text-style-name="P1" draw:layer="layout" svg:x1="5.133cm" svg:y1="23.307cm" svg:x2="15.24cm" svg:y2="23.211cm">
          <text:p/>
        </draw:line>
        <draw:line draw:style-name="gr2" draw:text-style-name="P1" draw:layer="layout" svg:x1="4.897cm" svg:y1="1.959cm" svg:x2="8.309cm" svg:y2="1.925cm">
          <text:p/>
        </draw:line>
        <draw:frame draw:style-name="gr4" draw:text-style-name="P3" draw:layer="layout" svg:width="1.67cm" svg:height="0.645cm" svg:x="3.192cm" svg:y="3.664cm">
          <draw:text-box>
            <text:p><text:span text:style-name="T1">900mm</text:span></text:p>
          </draw:text-box>
        </draw:frame>
        <draw:frame draw:style-name="gr4" draw:text-style-name="P3" draw:layer="layout" svg:width="1.67cm" svg:height="0.645cm" svg:x="3.192cm" svg:y="5.691cm">
          <draw:text-box>
            <text:p><text:span text:style-name="T1">800mm</text:span></text:p>
          </draw:text-box>
        </draw:frame>
        <draw:frame draw:style-name="gr4" draw:text-style-name="P3" draw:layer="layout" svg:width="1.67cm" svg:height="0.645cm" svg:x="3.176cm" svg:y="7.751cm">
          <draw:text-box>
            <text:p><text:span text:style-name="T1">700mm</text:span></text:p>
          </draw:text-box>
        </draw:frame>
        <draw:frame draw:style-name="gr4" draw:text-style-name="P3" draw:layer="layout" svg:width="1.67cm" svg:height="0.645cm" svg:x="3.176cm" svg:y="9.778cm">
          <draw:text-box>
            <text:p><text:span text:style-name="T1">600mm</text:span></text:p>
          </draw:text-box>
        </draw:frame>
        <draw:frame draw:style-name="gr4" draw:text-style-name="P3" draw:layer="layout" svg:width="1.67cm" svg:height="0.645cm" svg:x="3.276cm" svg:y="11.905cm">
          <draw:text-box>
            <text:p><text:span text:style-name="T1">500mm</text:span></text:p>
          </draw:text-box>
        </draw:frame>
        <draw:frame draw:style-name="gr4" draw:text-style-name="P3" draw:layer="layout" svg:width="1.67cm" svg:height="0.645cm" svg:x="3.276cm" svg:y="13.932cm">
          <draw:text-box>
            <text:p><text:span text:style-name="T1">400mm</text:span></text:p>
          </draw:text-box>
        </draw:frame>
        <draw:frame draw:style-name="gr4" draw:text-style-name="P3" draw:layer="layout" svg:width="1.67cm" svg:height="0.645cm" svg:x="3.26cm" svg:y="15.992cm">
          <draw:text-box>
            <text:p><text:span text:style-name="T1">300mm</text:span></text:p>
          </draw:text-box>
        </draw:frame>
        <draw:frame draw:style-name="gr4" draw:text-style-name="P3" draw:layer="layout" svg:width="1.67cm" svg:height="0.645cm" svg:x="3.26cm" svg:y="18.019cm">
          <draw:text-box>
            <text:p><text:span text:style-name="T1">200mm</text:span></text:p>
          </draw:text-box>
        </draw:frame>
        <draw:frame draw:style-name="gr4" draw:text-style-name="P3" draw:layer="layout" svg:width="1.67cm" svg:height="0.645cm" svg:x="3.278cm" svg:y="20.113cm">
          <draw:text-box>
            <text:p><text:span text:style-name="T1">100mm</text:span></text:p>
          </draw:text-box>
        </draw:frame>
        <draw:frame draw:style-name="gr4" draw:text-style-name="P3" draw:layer="layout" svg:width="1.328cm" svg:height="0.645cm" svg:x="3.26cm" svg:y="1.621cm">
          <draw:text-box>
            <text:p><text:span text:style-name="T1">+ 5 V</text:span></text:p>
          </draw:text-box>
        </draw:frame>
        <draw:frame draw:style-name="gr4" draw:text-style-name="P3" draw:layer="layout" svg:width="1.027cm" svg:height="0.645cm" svg:x="3.599cm" svg:y="22.952cm">
          <draw:text-box>
            <text:p><text:span text:style-name="T1">0 V</text:span></text:p>
          </draw:text-box>
        </draw:frame>
        <draw:line draw:style-name="gr2" draw:text-style-name="P1" draw:layer="layout" svg:x1="8.494cm" svg:y1="21.398cm" svg:x2="8.494cm" svg:y2="20.435cm">
          <text:p/>
        </draw:line>
        <draw:custom-shape draw:style-name="gr3" draw:text-style-name="P2" draw:layer="layout" svg:width="0.186cm" svg:height="0.169cm" svg:x="8.41cm" svg:y="2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577cm" svg:y1="21.091cm" svg:x2="9.28cm" svg:y2="21.085cm">
          <text:p/>
        </draw:line>
        <draw:custom-shape draw:style-name="gr5" draw:text-style-name="P1" draw:layer="layout" svg:width="2.501cm" svg:height="2.415cm" draw:transform="skewX (-0.00122173047639603) rotate (-1.56067341713333) translate (14.053cm 19.7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97cm" svg:height="1.339cm" draw:transform="rotate (-1.55735729155454) translate (10.615cm 20.872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75cm" svg:y1="21.037cm" svg:x2="15.117cm" svg:y2="21.038cm">
          <text:p/>
        </draw:line>
        <draw:custom-shape draw:style-name="gr3" draw:text-style-name="P2" draw:layer="layout" svg:width="0.186cm" svg:height="0.169cm" svg:x="11.012cm" svg:y="20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111cm" svg:y1="21.02cm" svg:x2="11.093cm" svg:y2="19.464cm">
          <text:p/>
        </draw:line>
        <draw:line draw:style-name="gr2" draw:text-style-name="P1" draw:layer="layout" svg:x1="11.087cm" svg:y1="19.463cm" svg:x2="12.021cm" svg:y2="19.448cm">
          <text:p/>
        </draw:line>
        <draw:custom-shape draw:style-name="gr6" draw:text-style-name="P1" draw:layer="layout" svg:width="0.397cm" svg:height="1.339cm" draw:transform="rotate (-1.55735729155454) translate (13.356cm 19.235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349cm" svg:y1="19.431cm" svg:x2="14.391cm" svg:y2="19.432cm">
          <text:p/>
        </draw:line>
        <draw:custom-shape draw:style-name="gr3" draw:text-style-name="P2" draw:layer="layout" svg:width="0.186cm" svg:height="0.169cm" svg:x="14.328cm" svg:y="2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16cm" svg:y1="21.068cm" svg:x2="11.658cm" svg:y2="21.069cm">
          <text:p/>
        </draw:line>
        <draw:line draw:style-name="gr2" draw:text-style-name="P1" draw:layer="layout" svg:x1="14.412cm" svg:y1="20.984cm" svg:x2="14.394cm" svg:y2="19.4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10-17T09:53:08.519632470</meta:creation-date>
    <dc:date>2018-10-17T10:14:20.606086036</dc:date>
    <dc:creator>Terry Coles</dc:creator>
    <meta:editing-duration>PT38S</meta:editing-duration>
    <meta:editing-cycles>1</meta:editing-cycles>
    <meta:document-statistic meta:object-count="85"/>
    <meta:generator>LibreOffice/6.0.6.2$Linux_X86_64 LibreOffice_project/00m0$Build-2</meta:generator>
  </office:meta>
</office:document-meta>
</file>